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new Roman" svg:font-family="'Time new Roman'"/>
    <style:font-face style:name="Free Sans" svg:font-family="'Free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Free Sans" officeooo:rsid="00036675" officeooo:paragraph-rsid="00036675"/>
    </style:style>
    <style:style style:name="P2" style:family="paragraph" style:parent-style-name="Standard">
      <style:paragraph-properties fo:text-align="start" style:justify-single-word="false"/>
      <style:text-properties style:font-name="Free Sans" officeooo:rsid="00036675" officeooo:paragraph-rsid="00036675"/>
    </style:style>
    <style:style style:name="P3" style:family="paragraph" style:parent-style-name="Standard">
      <style:paragraph-properties fo:text-align="center" style:justify-single-word="false"/>
      <style:text-properties style:font-name="Free Sans" fo:font-size="15pt" fo:font-style="normal" fo:font-weight="bold" officeooo:rsid="00036675" officeooo:paragraph-rsid="00036675" style:font-size-asian="15pt" style:font-style-asian="normal" style:font-weight-asian="bold" style:font-size-complex="15pt" style:font-style-complex="normal" style:font-weight-complex="bold"/>
    </style:style>
    <style:style style:name="P4" style:family="paragraph" style:parent-style-name="Standard">
      <style:text-properties style:font-name="Time new Roman" officeooo:rsid="00030867" officeooo:paragraph-rsid="00030867"/>
    </style:style>
    <style:style style:name="P5" style:family="paragraph" style:parent-style-name="Standard">
      <style:text-properties style:font-name="Time new Roman" officeooo:rsid="00036675" officeooo:paragraph-rsid="00036675"/>
    </style:style>
    <style:style style:name="P6" style:family="paragraph" style:parent-style-name="Standard">
      <style:text-properties style:font-name="Time new Roman" officeooo:rsid="00036675" officeooo:paragraph-rsid="0009db99"/>
    </style:style>
    <style:style style:name="P7" style:family="paragraph" style:parent-style-name="Standard">
      <style:paragraph-properties fo:text-align="center" style:justify-single-word="false"/>
      <style:text-properties style:font-name="Time new Roman" fo:font-size="15pt" fo:font-weight="bold" officeooo:rsid="00046604" officeooo:paragraph-rsid="00046604"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Time new Roman" fo:font-size="12pt" fo:font-weight="normal" officeooo:rsid="00046604" officeooo:paragraph-rsid="00046604"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Time new Roman" fo:font-size="12pt" fo:font-weight="normal" officeooo:rsid="00046604" officeooo:paragraph-rsid="00046604"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 new Roman" fo:font-size="12pt" fo:font-weight="normal" officeooo:rsid="0006536c" officeooo:paragraph-rsid="0006536c"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 new Roman" fo:font-size="12pt" fo:font-weight="normal" officeooo:rsid="00074bb9" officeooo:paragraph-rsid="00074bb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 new Roman" fo:font-size="12pt" fo:font-weight="normal" officeooo:rsid="00088df0" officeooo:paragraph-rsid="00074bb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 new Roman" fo:font-size="12pt" fo:font-weight="normal" officeooo:rsid="00088df0" officeooo:paragraph-rsid="00088df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 new Roman" fo:font-size="12pt" fo:font-weight="normal" officeooo:rsid="0009db99" officeooo:paragraph-rsid="0009db9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 new Roman" fo:font-size="12pt" fo:font-weight="normal" officeooo:rsid="000a5e78" officeooo:paragraph-rsid="000a5e7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 new Roman" fo:font-size="12pt" fo:font-weight="bold" officeooo:rsid="00046604" officeooo:paragraph-rsid="0004660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style:font-name="Time new Roman" fo:font-size="12pt" fo:font-weight="bold" officeooo:rsid="0009db99" officeooo:paragraph-rsid="0009db99" style:font-size-asian="10.5pt" style:font-weight-asian="bold" style:font-size-complex="12pt" style:font-weight-complex="bold"/>
    </style:style>
    <style:style style:name="P18" style:family="paragraph" style:parent-style-name="Standard">
      <style:text-properties style:font-name="Time new Roman" officeooo:rsid="000a5e78" officeooo:paragraph-rsid="000a5e78"/>
    </style:style>
    <style:style style:name="P19" style:family="paragraph" style:parent-style-name="Standard">
      <style:text-properties style:font-name="Time new Roman" officeooo:rsid="00046604" officeooo:paragraph-rsid="00036675"/>
    </style:style>
    <style:style style:name="T1" style:family="text">
      <style:text-properties officeooo:rsid="00046604"/>
    </style:style>
    <style:style style:name="T2" style:family="text">
      <style:text-properties officeooo:rsid="0006536c"/>
    </style:style>
    <style:style style:name="T3" style:family="text">
      <style:text-properties officeooo:rsid="00074bb9"/>
    </style:style>
    <style:style style:name="T4" style:family="text">
      <style:text-properties officeooo:rsid="00088df0"/>
    </style:style>
    <style:style style:name="T5" style:family="text">
      <style:text-properties officeooo:rsid="00089f05"/>
    </style:style>
    <style:style style:name="T6" style:family="text">
      <style:text-properties fo:font-weight="bold" officeooo:rsid="00089f05" style:font-weight-asian="bold" style:font-weight-complex="bold"/>
    </style:style>
    <style:style style:name="T7" style:family="text">
      <style:text-properties officeooo:rsid="000a5e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uc Sterkers</text:p>
      <text:p text:style-name="P2">Alexis</text:p>
      <text:p text:style-name="P2">Alexandre</text:p>
      <text:p text:style-name="P1"/>
      <text:p text:style-name="P3">Rapport de projet 2i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intro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ommaire :</text:p>
      <text:p text:style-name="P5">- Partie I : Hiérarchie</text:p>
      <text:p text:style-name="P5">- Partie II : Modélisation</text:p>
      <text:p text:style-name="P6"><text:tab/><text:span text:style-name="T1">-Objets</text:span></text:p>
      <text:p text:style-name="P6"><text:tab/><text:span text:style-name="T7">-Robot</text:span></text:p>
      <text:p text:style-name="P19"><text:tab/>-Terrain</text:p>
      <text:p text:style-name="P5"><text:tab/><text:span text:style-name="T1">-Détections</text:span></text:p>
      <text:p text:style-name="P5"><text:tab/></text:p>
      <text:p text:style-name="P5"/>
      <text:p text:style-name="P5">- Partie III : Mise en pratique</text:p>
      <text:p text:style-name="P5"><text:tab/><text:span text:style-name="T1">-Problèmes d’échelle</text:span></text:p>
      <text:p text:style-name="P5"><text:tab/><text:span text:style-name="T1">-Précision du robot</text:span></text:p>
      <text:p text:style-name="P5"/>
      <text:p text:style-name="P5">- Partie IV : Stratégies</text:p>
      <text:p text:style-name="P5">- Partie V : Détection du repère</text:p>
      <text:p text:style-name="P18">- Partie VI : Travail d’équi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7">Partie II – Modélisation</text:p>
      <text:p text:style-name="P8"/>
      <text:p text:style-name="P8">On cherche à représenter le robot, l’arène et les objets, à créer des règles d’interaction entre les objets en fonction de leur position dans l’espace.</text:p>
      <text:p text:style-name="P8"/>
      <text:p text:style-name="P16">1) Modélisation des objets :</text:p>
      <text:p text:style-name="P9">Dans un premier temps, nous avons supposé <text:span text:style-name="T2">que tous</text:span> les objets <text:span text:style-name="T2">soient de forme</text:span> rectangulaire.</text:p>
      <text:p text:style-name="P10">Les objets étaient donc composés d’une position dans un espace en trois dimensions,<text:span text:style-name="T3"> d’une largeur, longueur et hauteur ainsi que de quatre points représentant les cotés du rectangle avec comme centre la position de l’objet.</text:span></text:p>
      <text:p text:style-name="P11">Le robot héritait de ces particularités mais possédait en plus un vecteur di<text:span text:style-name="T4">rection</text:span> en deux dimension qui représentait son orientation.</text:p>
      <text:p text:style-name="P12"/>
      <text:p text:style-name="P13">La nouvelle philosophie qu’on a essayé de mettre en place <text:span text:style-name="T5">est</text:span> celle-ci :</text:p>
      <text:p text:style-name="P13">Touts les objets, robots compris, sont représentés par : leur position dans un espace en 3D, un vecteur direction en <text:span text:style-name="T5">3</text:span>D, 3 dimension qu’on considéra comme longueur, largeur, hauteur. La nature de l’objet <text:span text:style-name="T5">est désigné par une classe héritant de la classe mère </text:span><text:span text:style-name="T6">Objetphysique.</text:span><text:span text:style-name="T5"> Ces classe filles contiennent également des fonctions d’interprétations de l’objet. Par exemple, la classe </text:span><text:span text:style-name="T6">Rectangle </text:span><text:span text:style-name="T5">contient une fonction permettant de connaître les 4 cotés du rectangle. Il est du rôle de l’affichage et de la modélisation du terrain de prendre en compte la nature des différents objets.</text:span></text:p>
      <text:p text:style-name="P13"/>
      <text:p text:style-name="P14">On peut toute fois remarquer que la nature de nos objets sont dépendants des trois valeurs : hauteur, longueur, largeur. Ainsi, la modélisation de rectangle d’ovale, ou de toutes figures possédants moins de trois symétries est possible. Mais des figures plus complexes comme des polygones à 6 coté de longueur différents ne sont possible avec ces trois valeurs. Il reste la solution de rajouter ces valeurs dans le cas de ces objets là. Où on peut considérer que ces objets complexe peuvent être décomposer en somme de figure avec 3 degrés de symétrie.</text:p>
      <text:p text:style-name="P14"/>
      <text:p text:style-name="P17">2) Modélisation du terrain :</text:p>
      <text:p text:style-name="P15">La première idée fut de représenter le terrain comme une matrice de n*n cases. Les objets selon leurs natures et leurs taille aurait occupe un certain nombre de cases. Les bords du terrain aurait été modélisé par les bords de la matrice. Les collisions auraient été détecté par le simple faite qu’une des cases d’un objet empiéterait sur une case d’un autre objet.</text:p>
      <text:p text:style-name="P15"/>
      <text:p text:style-name="P15">Mais la précision du modèle dépend du nombre de case de la matrice. On recherche à atteindre une précision proche d’un modèle continue ce qui signifie qu’il nous faudrait un très grand nombre de cases et donc de mémoire.</text:p>
      <text:p text:style-name="P15"/>
      <text:p text:style-name="P15">L’approche la plus efficac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new Roman" svg:font-family="'Time new Roman'"/>
    <style:font-face style:name="Free Sans" svg:font-family="'Free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21:51:27.626633621</meta:creation-date>
    <dc:date>2019-04-28T13:08:44.534857959</dc:date>
    <meta:editing-duration>PT11M39S</meta:editing-duration>
    <meta:editing-cycles>3</meta:editing-cycles>
    <meta:generator>LibreOffice/5.2.7.2$Linux_X86_64 LibreOffice_project/20m0$Build-2</meta:generator>
    <meta:document-statistic meta:table-count="0" meta:image-count="0" meta:object-count="0" meta:page-count="3" meta:paragraph-count="32" meta:word-count="467" meta:character-count="2807" meta:non-whitespace-character-count="2361"/>
  </office:meta>
</office:document-meta>
</file>